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classic</text:p>
          </table:table-cell>
          <table:table-cell table:number-columns-repeated="2"/>
          <table:table-cell office:value-type="string" calcext:value-type="string">
            <text:p>wasmtime</text:p>
          </table:table-cell>
          <table:table-cell table:number-columns-repeated="5"/>
          <table:table-cell office:value-type="string" calcext:value-type="string">
            <text:p>wasmed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0.650996491" calcext:value-type="float">
            <text:p>0.650996491</text:p>
          </table:table-cell>
          <table:table-cell office:value-type="float" office:value="0.57311583626" calcext:value-type="float">
            <text:p>0.57311583626</text:p>
          </table:table-cell>
          <table:table-cell office:value-type="float" office:value="0.5949586961238" calcext:value-type="float">
            <text:p>0.5949586961238</text:p>
          </table:table-cell>
          <table:table-cell office:value-type="float" office:value="0.920035186" calcext:value-type="float">
            <text:p>0.920035186</text:p>
          </table:table-cell>
          <table:table-cell office:value-type="float" office:value="0.7949958163" calcext:value-type="float">
            <text:p>0.7949958163</text:p>
          </table:table-cell>
          <table:table-cell office:value-type="float" office:value="0.8615841950254" calcext:value-type="float">
            <text:p>0.8615841950254</text:p>
          </table:table-cell>
          <table:table-cell table:formula="of:=100/[.B3]*[.E3]" office:value-type="float" office:value="141.327211239914" calcext:value-type="float">
            <text:p>141.327211239914</text:p>
          </table:table-cell>
          <table:table-cell table:formula="of:=100/[.C3]*[.F3]" office:value-type="float" office:value="138.714683141183" calcext:value-type="float">
            <text:p>138.714683141183</text:p>
          </table:table-cell>
          <table:table-cell table:formula="of:=100/[.D3]*[.G3]" office:value-type="float" office:value="144.814119137796" calcext:value-type="float">
            <text:p>144.814119137796</text:p>
          </table:table-cell>
          <table:table-cell office:value-type="float" office:value="9.298283159" calcext:value-type="float">
            <text:p>9.298283159</text:p>
          </table:table-cell>
          <table:table-cell office:value-type="float" office:value="9.19518831752" calcext:value-type="float">
            <text:p>9.19518831752</text:p>
          </table:table-cell>
          <table:table-cell table:formula="of:=100/[.B3]*[.K3]" office:value-type="float" office:value="1428.31540377688" calcext:value-type="float">
            <text:p>1428.31540377688</text:p>
          </table:table-cell>
          <table:table-cell table:formula="of:=100/[.C3]*[.L3]" office:value-type="float" office:value="1604.42056138691" calcext:value-type="float">
            <text:p>1604.42056138691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float" office:value="0.002206267" calcext:value-type="float">
            <text:p>0.002206267</text:p>
          </table:table-cell>
          <table:table-cell office:value-type="float" office:value="0.0015189769" calcext:value-type="float">
            <text:p>0.0015189769</text:p>
          </table:table-cell>
          <table:table-cell office:value-type="float" office:value="0.0013537501746" calcext:value-type="float">
            <text:p>0.0013537501746</text:p>
          </table:table-cell>
          <table:table-cell office:value-type="float" office:value="0.002232483" calcext:value-type="float">
            <text:p>0.002232483</text:p>
          </table:table-cell>
          <table:table-cell office:value-type="float" office:value="0.00152502634" calcext:value-type="float">
            <text:p>0.00152502634</text:p>
          </table:table-cell>
          <table:table-cell office:value-type="float" office:value="0.0011063937092" calcext:value-type="float">
            <text:p>0.0011063937092</text:p>
          </table:table-cell>
          <table:table-cell table:formula="of:=100/[.B4]*[.E4]" office:value-type="float" office:value="101.188251467297" calcext:value-type="float">
            <text:p>101.188251467297</text:p>
          </table:table-cell>
          <table:table-cell table:formula="of:=100/[.C4]*[.F4]" office:value-type="float" office:value="100.398257537689" calcext:value-type="float">
            <text:p>100.398257537689</text:p>
          </table:table-cell>
          <table:table-cell table:formula="of:=100/[.D4]*[.G4]" office:value-type="float" office:value="81.7280566207064" calcext:value-type="float">
            <text:p>81.7280566207064</text:p>
          </table:table-cell>
          <table:table-cell office:value-type="float" office:value="0.002534603" calcext:value-type="float">
            <text:p>0.002534603</text:p>
          </table:table-cell>
          <table:table-cell office:value-type="float" office:value="0.00185933672" calcext:value-type="float">
            <text:p>0.00185933672</text:p>
          </table:table-cell>
          <table:table-cell table:formula="of:=100/[.B4]*[.K4]" office:value-type="float" office:value="114.881970314563" calcext:value-type="float">
            <text:p>114.881970314563</text:p>
          </table:table-cell>
          <table:table-cell table:formula="of:=100/[.C4]*[.L4]" office:value-type="float" office:value="122.407175513992" calcext:value-type="float">
            <text:p>122.40717551399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0.003162289" calcext:value-type="float">
            <text:p>0.003162289</text:p>
          </table:table-cell>
          <table:table-cell office:value-type="float" office:value="0.0015254199" calcext:value-type="float">
            <text:p>0.0015254199</text:p>
          </table:table-cell>
          <table:table-cell office:value-type="float" office:value="0.0013214580924" calcext:value-type="float">
            <text:p>0.0013214580924</text:p>
          </table:table-cell>
          <table:table-cell office:value-type="float" office:value="0.00182017" calcext:value-type="float">
            <text:p>0.00182017</text:p>
          </table:table-cell>
          <table:table-cell office:value-type="float" office:value="0.00146761514" calcext:value-type="float">
            <text:p>0.00146761514</text:p>
          </table:table-cell>
          <table:table-cell office:value-type="float" office:value="0.001106700862" calcext:value-type="float">
            <text:p>0.001106700862</text:p>
          </table:table-cell>
          <table:table-cell table:formula="of:=100/[.B5]*[.E5]" office:value-type="float" office:value="57.5586228836137" calcext:value-type="float">
            <text:p>57.5586228836137</text:p>
          </table:table-cell>
          <table:table-cell table:formula="of:=100/[.C5]*[.F5]" office:value-type="float" office:value="96.2105673329684" calcext:value-type="float">
            <text:p>96.2105673329684</text:p>
          </table:table-cell>
          <table:table-cell table:formula="of:=100/[.D5]*[.G5]" office:value-type="float" office:value="83.7484645457078" calcext:value-type="float">
            <text:p>83.7484645457078</text:p>
          </table:table-cell>
          <table:table-cell office:value-type="float" office:value="0.00334101" calcext:value-type="float">
            <text:p>0.00334101</text:p>
          </table:table-cell>
          <table:table-cell office:value-type="float" office:value="0.00179162598" calcext:value-type="float">
            <text:p>0.00179162598</text:p>
          </table:table-cell>
          <table:table-cell table:formula="of:=100/[.B5]*[.K5]" office:value-type="float" office:value="105.651633990442" calcext:value-type="float">
            <text:p>105.651633990442</text:p>
          </table:table-cell>
          <table:table-cell table:formula="of:=100/[.C5]*[.L5]" office:value-type="float" office:value="117.451331269508" calcext:value-type="float">
            <text:p>117.451331269508</text:p>
          </table:table-cell>
        </table:table-row>
        <table:table-row table:style-name="ro1">
          <table:table-cell office:value-type="string" calcext:value-type="string">
            <text:p>shutdown</text:p>
          </table:table-cell>
          <table:table-cell office:value-type="float" office:value="0.645627935" calcext:value-type="float">
            <text:p>0.645627935</text:p>
          </table:table-cell>
          <table:table-cell office:value-type="float" office:value="0.57007143946" calcext:value-type="float">
            <text:p>0.57007143946</text:p>
          </table:table-cell>
          <table:table-cell office:value-type="float" office:value="0.5922834878568" calcext:value-type="float">
            <text:p>0.5922834878568</text:p>
          </table:table-cell>
          <table:table-cell office:value-type="float" office:value="0.915982533" calcext:value-type="float">
            <text:p>0.915982533</text:p>
          </table:table-cell>
          <table:table-cell office:value-type="float" office:value="0.79200317482" calcext:value-type="float">
            <text:p>0.79200317482</text:p>
          </table:table-cell>
          <table:table-cell office:value-type="float" office:value="0.8593711004542" calcext:value-type="float">
            <text:p>0.8593711004542</text:p>
          </table:table-cell>
          <table:table-cell table:formula="of:=100/[.B6]*[.E6]" office:value-type="float" office:value="141.874674769145" calcext:value-type="float">
            <text:p>141.874674769145</text:p>
          </table:table-cell>
          <table:table-cell table:formula="of:=100/[.C6]*[.F6]" office:value-type="float" office:value="138.930512914351" calcext:value-type="float">
            <text:p>138.930512914351</text:p>
          </table:table-cell>
          <table:table-cell table:formula="of:=100/[.D6]*[.G6]" office:value-type="float" office:value="145.094556588749" calcext:value-type="float">
            <text:p>145.094556588749</text:p>
          </table:table-cell>
          <table:table-cell office:value-type="float" office:value="9.292407546" calcext:value-type="float">
            <text:p>9.292407546</text:p>
          </table:table-cell>
          <table:table-cell office:value-type="float" office:value="9.19153735482" calcext:value-type="float">
            <text:p>9.19153735482</text:p>
          </table:table-cell>
          <table:table-cell table:formula="of:=100/[.B6]*[.K6]" office:value-type="float" office:value="1439.28213793909" calcext:value-type="float">
            <text:p>1439.28213793909</text:p>
          </table:table-cell>
          <table:table-cell table:formula="of:=100/[.C6]*[.L6]" office:value-type="float" office:value="1612.34833366265" calcext:value-type="float">
            <text:p>1612.34833366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 Kuoni</meta:initial-creator>
    <meta:creation-date>2023-10-14T10:32:11.183482016</meta:creation-date>
    <dc:date>2023-10-25T09:18:36.433751036</dc:date>
    <dc:creator>Marco Kuoni</dc:creator>
    <meta:editing-duration>PT56M2S</meta:editing-duration>
    <meta:editing-cycles>3</meta:editing-cycles>
    <meta:generator>LibreOffice/7.3.7.2$Linux_X86_64 LibreOffice_project/30$Build-2</meta:generator>
    <meta:document-statistic meta:table-count="1" meta:cell-count="72" meta:object-count="0"/>
  </office:meta>
</office:document-meta>
</file>